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5 月 份" calcext:value-type="string">
            <text:p><text:s text:c="7"/>中 華 民 國 107 年 5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918" calcext:value-type="float">
            <text:p><text:s text:c="3"/>918 </text:p>
          </table:table-cell>
          <table:table-cell table:style-name="ce22" office:value-type="float" office:value="0.038945341485948" calcext:value-type="float">
            <text:p><text:s text:c="3"/>0.04 </text:p>
          </table:table-cell>
          <table:table-cell table:style-name="ce22" office:value-type="float" office:value="0.458549988463582" calcext:value-type="float">
            <text:p><text:s text:c="3"/>0.46 </text:p>
          </table:table-cell>
          <table:table-cell table:style-name="ce16" office:value-type="float" office:value="951" calcext:value-type="float">
            <text:p><text:s text:c="3"/>951 </text:p>
          </table:table-cell>
          <table:table-cell table:style-name="ce22" office:value-type="float" office:value="0.0403445518055438" calcext:value-type="float">
            <text:p><text:s text:c="3"/>0.04 </text:p>
          </table:table-cell>
          <table:table-cell table:style-name="ce22" office:value-type="float" office:value="0.475024561581403" calcext:value-type="float">
            <text:p><text:s text:c="3"/>0.48 </text:p>
          </table:table-cell>
          <table:table-cell table:style-name="ce16" office:value-type="float" office:value="15279" calcext:value-type="float">
            <text:p><text:s text:c="3"/>15,279 </text:p>
          </table:table-cell>
          <table:table-cell table:style-name="ce22" office:value-type="float" office:value="0.648185496358469" calcext:value-type="float">
            <text:p><text:s text:c="3"/>0.65 </text:p>
          </table:table-cell>
          <table:table-cell table:style-name="ce22" office:value-type="float" office:value="7.63186148938198" calcext:value-type="float">
            <text:p><text:s text:c="3"/>7.63 </text:p>
          </table:table-cell>
          <table:table-cell table:style-name="ce16" office:value-type="float" office:value="14328" calcext:value-type="float">
            <text:p><text:s text:c="3"/>14,328 </text:p>
          </table:table-cell>
          <table:table-cell table:style-name="ce22" office:value-type="float" office:value="0.607840944552925" calcext:value-type="float">
            <text:p><text:s text:c="3"/>0.61 </text:p>
          </table:table-cell>
          <table:table-cell table:style-name="ce22" office:value-type="float" office:value="7.15683692780057" calcext:value-type="float">
            <text:p><text:s text:c="3"/>7.16 </text:p>
          </table:table-cell>
          <table:table-cell table:style-name="ce16" office:value-type="float" office:value="13767" calcext:value-type="float">
            <text:p><text:s text:c="3"/>13,767 </text:p>
          </table:table-cell>
          <table:table-cell table:style-name="ce22" office:value-type="float" office:value="0.58404147708404" calcext:value-type="float">
            <text:p><text:s text:c="3"/>0.58 </text:p>
          </table:table-cell>
          <table:table-cell table:style-name="ce22" office:value-type="float" office:value="6.87661739147338" calcext:value-type="float">
            <text:p><text:s text:c="3"/>6.88 </text:p>
          </table:table-cell>
          <table:table-cell table:style-name="ce16" office:value-type="float" office:value="5203" calcext:value-type="float">
            <text:p><text:s text:c="3"/>5,203 </text:p>
          </table:table-cell>
          <table:table-cell table:style-name="ce22" office:value-type="float" office:value="0.220728394368291" calcext:value-type="float">
            <text:p><text:s text:c="3"/>0.22 </text:p>
          </table:table-cell>
          <table:table-cell table:style-name="ce36" office:value-type="float" office:value="2.59889883691697" calcext:value-type="float">
            <text:p><text:s text:c="3"/>2.6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996" calcext:value-type="float">
            <text:p><text:s text:c="3"/>996 </text:p>
          </table:table-cell>
          <table:table-cell table:style-name="ce22" office:value-type="float" office:value="0.249879889561117" calcext:value-type="float">
            <text:p><text:s text:c="3"/>0.25 </text:p>
          </table:table-cell>
          <table:table-cell table:style-name="ce22" office:value-type="float" office:value="2.94213418354218" calcext:value-type="float">
            <text:p><text:s text:c="3"/>2.94 </text:p>
          </table:table-cell>
          <table:table-cell table:style-name="ce28" office:value-type="float" office:value="463" calcext:value-type="float">
            <text:p><text:s text:c="3"/>463 </text:p>
          </table:table-cell>
          <table:table-cell table:style-name="ce22" office:value-type="float" office:value="0.116144513877513" calcext:value-type="float">
            <text:p><text:s text:c="3"/>0.12 </text:p>
          </table:table-cell>
          <table:table-cell table:style-name="ce22" office:value-type="float" office:value="1.36750798597717" calcext:value-type="float">
            <text:p><text:s text:c="3"/>1.37 </text:p>
          </table:table-cell>
          <table:table-cell table:style-name="ce28" office:value-type="float" office:value="2536" calcext:value-type="float">
            <text:p><text:s text:c="3"/>2,536 </text:p>
          </table:table-cell>
          <table:table-cell table:style-name="ce22" office:value-type="float" office:value="0.636160879467331" calcext:value-type="float">
            <text:p><text:s text:c="3"/>0.64 </text:p>
          </table:table-cell>
          <table:table-cell table:style-name="ce22" office:value-type="float" office:value="7.49028132276051" calcext:value-type="float">
            <text:p><text:s text:c="3"/>7.49 </text:p>
          </table:table-cell>
          <table:table-cell table:style-name="ce28" office:value-type="float" office:value="2073" calcext:value-type="float">
            <text:p><text:s text:c="3"/>2,073 </text:p>
          </table:table-cell>
          <table:table-cell table:style-name="ce22" office:value-type="float" office:value="0.520016365589817" calcext:value-type="float">
            <text:p><text:s text:c="3"/>0.52 </text:p>
          </table:table-cell>
          <table:table-cell table:style-name="ce22" office:value-type="float" office:value="6.12277333678333" calcext:value-type="float">
            <text:p><text:s text:c="3"/>6.12 </text:p>
          </table:table-cell>
          <table:table-cell table:style-name="ce28" office:value-type="float" office:value="2534" calcext:value-type="float">
            <text:p><text:s text:c="3"/>2,534 </text:p>
          </table:table-cell>
          <table:table-cell table:style-name="ce22" office:value-type="float" office:value="0.635659175303713" calcext:value-type="float">
            <text:p><text:s text:c="3"/>0.64 </text:p>
          </table:table-cell>
          <table:table-cell table:style-name="ce22" office:value-type="float" office:value="7.48437416083404" calcext:value-type="float">
            <text:p><text:s text:c="3"/>7.48 </text:p>
          </table:table-cell>
          <table:table-cell table:style-name="ce28" office:value-type="float" office:value="933" calcext:value-type="float">
            <text:p><text:s text:c="3"/>933 </text:p>
          </table:table-cell>
          <table:table-cell table:style-name="ce22" office:value-type="float" office:value="0.234044992327689" calcext:value-type="float">
            <text:p><text:s text:c="3"/>0.23 </text:p>
          </table:table-cell>
          <table:table-cell table:style-name="ce36" office:value-type="float" office:value="2.75569103869698" calcext:value-type="float">
            <text:p><text:s text:c="3"/>2.7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928" calcext:value-type="float">
            <text:p><text:s/>－1,928 </text:p>
          </table:table-cell>
          <table:table-cell table:style-name="ce22" office:value-type="float" office:value="-0.719753462040285" calcext:value-type="float">
            <text:p><text:s/>－0.72 </text:p>
          </table:table-cell>
          <table:table-cell table:style-name="ce22" office:value-type="float" office:value="-8.474516569184" calcext:value-type="float">
            <text:p><text:s/>－8.47 </text:p>
          </table:table-cell>
          <table:table-cell table:style-name="ce28" office:value-type="float" office:value="530" calcext:value-type="float">
            <text:p><text:s text:c="3"/>530 </text:p>
          </table:table-cell>
          <table:table-cell table:style-name="ce22" office:value-type="float" office:value="0.197928768797164" calcext:value-type="float">
            <text:p><text:s text:c="3"/>0.20 </text:p>
          </table:table-cell>
          <table:table-cell table:style-name="ce22" office:value-type="float" office:value="2.33045163261177" calcext:value-type="float">
            <text:p><text:s text:c="3"/>2.33 </text:p>
          </table:table-cell>
          <table:table-cell table:style-name="ce28" office:value-type="float" office:value="2022" calcext:value-type="float">
            <text:p><text:s text:c="3"/>2,022 </text:p>
          </table:table-cell>
          <table:table-cell table:style-name="ce22" office:value-type="float" office:value="0.755116925486541" calcext:value-type="float">
            <text:p><text:s text:c="3"/>0.76 </text:p>
          </table:table-cell>
          <table:table-cell table:style-name="ce22" office:value-type="float" office:value="8.89089283234153" calcext:value-type="float">
            <text:p><text:s text:c="3"/>8.89 </text:p>
          </table:table-cell>
          <table:table-cell table:style-name="ce28" office:value-type="float" office:value="1492" calcext:value-type="float">
            <text:p><text:s text:c="3"/>1,492 </text:p>
          </table:table-cell>
          <table:table-cell table:style-name="ce22" office:value-type="float" office:value="0.557188156689376" calcext:value-type="float">
            <text:p><text:s text:c="3"/>0.56 </text:p>
          </table:table-cell>
          <table:table-cell table:style-name="ce22" office:value-type="float" office:value="6.56044119972975" calcext:value-type="float">
            <text:p><text:s text:c="3"/>6.56 </text:p>
          </table:table-cell>
          <table:table-cell table:style-name="ce28" office:value-type="float" office:value="1479" calcext:value-type="float">
            <text:p><text:s text:c="3"/>1,479 </text:p>
          </table:table-cell>
          <table:table-cell table:style-name="ce22" office:value-type="float" office:value="0.552333300096238" calcext:value-type="float">
            <text:p><text:s text:c="3"/>0.55 </text:p>
          </table:table-cell>
          <table:table-cell table:style-name="ce22" office:value-type="float" office:value="6.50327917855248" calcext:value-type="float">
            <text:p><text:s text:c="3"/>6.50 </text:p>
          </table:table-cell>
          <table:table-cell table:style-name="ce28" office:value-type="float" office:value="596" calcext:value-type="float">
            <text:p><text:s text:c="3"/>596 </text:p>
          </table:table-cell>
          <table:table-cell table:style-name="ce22" office:value-type="float" office:value="0.222576502270019" calcext:value-type="float">
            <text:p><text:s text:c="3"/>0.22 </text:p>
          </table:table-cell>
          <table:table-cell table:style-name="ce36" office:value-type="float" office:value="2.62065881705022" calcext:value-type="float">
            <text:p><text:s text:c="3"/>2.6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3204" calcext:value-type="float">
            <text:p><text:s text:c="3"/>3,204 </text:p>
          </table:table-cell>
          <table:table-cell table:style-name="ce22" office:value-type="float" office:value="1.45713856914814" calcext:value-type="float">
            <text:p><text:s text:c="3"/>1.46 </text:p>
          </table:table-cell>
          <table:table-cell table:style-name="ce22" office:value-type="float" office:value="17.15663153997" calcext:value-type="float">
            <text:p><text:s text:c="3"/>17.16 </text:p>
          </table:table-cell>
          <table:table-cell table:style-name="ce28" office:value-type="float" office:value="841" calcext:value-type="float">
            <text:p><text:s text:c="3"/>841 </text:p>
          </table:table-cell>
          <table:table-cell table:style-name="ce22" office:value-type="float" office:value="0.382197677546954" calcext:value-type="float">
            <text:p><text:s text:c="3"/>0.38 </text:p>
          </table:table-cell>
          <table:table-cell table:style-name="ce22" office:value-type="float" office:value="4.50006942918188" calcext:value-type="float">
            <text:p><text:s text:c="3"/>4.50 </text:p>
          </table:table-cell>
          <table:table-cell table:style-name="ce28" office:value-type="float" office:value="1928" calcext:value-type="float">
            <text:p><text:s text:c="3"/>1,928 </text:p>
          </table:table-cell>
          <table:table-cell table:style-name="ce22" office:value-type="float" office:value="0.876191584198012" calcext:value-type="float">
            <text:p><text:s text:c="3"/>0.88 </text:p>
          </table:table-cell>
          <table:table-cell table:style-name="ce22" office:value-type="float" office:value="10.3164492978153" calcext:value-type="float">
            <text:p><text:s text:c="3"/>10.32 </text:p>
          </table:table-cell>
          <table:table-cell table:style-name="ce28" office:value-type="float" office:value="1087" calcext:value-type="float">
            <text:p><text:s text:c="3"/>1,087 </text:p>
          </table:table-cell>
          <table:table-cell table:style-name="ce22" office:value-type="float" office:value="0.493993906651058" calcext:value-type="float">
            <text:p><text:s text:c="3"/>0.49 </text:p>
          </table:table-cell>
          <table:table-cell table:style-name="ce22" office:value-type="float" office:value="5.81637986863342" calcext:value-type="float">
            <text:p><text:s text:c="3"/>5.82 </text:p>
          </table:table-cell>
          <table:table-cell table:style-name="ce28" office:value-type="float" office:value="1503" calcext:value-type="float">
            <text:p><text:s text:c="3"/>1,503 </text:p>
          </table:table-cell>
          <table:table-cell table:style-name="ce22" office:value-type="float" office:value="0.683047692453118" calcext:value-type="float">
            <text:p><text:s text:c="3"/>0.68 </text:p>
          </table:table-cell>
          <table:table-cell table:style-name="ce22" office:value-type="float" office:value="8.0423357337222" calcext:value-type="float">
            <text:p><text:s text:c="3"/>8.04 </text:p>
          </table:table-cell>
          <table:table-cell table:style-name="ce28" office:value-type="float" office:value="550" calcext:value-type="float">
            <text:p><text:s text:c="3"/>550 </text:p>
          </table:table-cell>
          <table:table-cell table:style-name="ce22" office:value-type="float" office:value="0.249950918728686" calcext:value-type="float">
            <text:p><text:s text:c="3"/>0.25 </text:p>
          </table:table-cell>
          <table:table-cell table:style-name="ce36" office:value-type="float" office:value="2.94297049470872" calcext:value-type="float">
            <text:p><text:s text:c="3"/>2.94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975" calcext:value-type="float">
            <text:p><text:s text:c="3"/>975 </text:p>
          </table:table-cell>
          <table:table-cell table:style-name="ce22" office:value-type="float" office:value="0.349086378291482" calcext:value-type="float">
            <text:p><text:s text:c="3"/>0.35 </text:p>
          </table:table-cell>
          <table:table-cell table:style-name="ce22" office:value-type="float" office:value="4.11021058310938" calcext:value-type="float">
            <text:p><text:s text:c="3"/>4.11 </text:p>
          </table:table-cell>
          <table:table-cell table:style-name="ce28" office:value-type="float" office:value="461" calcext:value-type="float">
            <text:p><text:s text:c="3"/>461 </text:p>
          </table:table-cell>
          <table:table-cell table:style-name="ce22" office:value-type="float" office:value="0.165026396168953" calcext:value-type="float">
            <text:p><text:s text:c="3"/>0.17 </text:p>
          </table:table-cell>
          <table:table-cell table:style-name="ce22" office:value-type="float" office:value="1.94305272908606" calcext:value-type="float">
            <text:p><text:s text:c="3"/>1.94 </text:p>
          </table:table-cell>
          <table:table-cell table:style-name="ce28" office:value-type="float" office:value="1822" calcext:value-type="float">
            <text:p><text:s text:c="3"/>1,822 </text:p>
          </table:table-cell>
          <table:table-cell table:style-name="ce22" office:value-type="float" office:value="0.652230138437816" calcext:value-type="float">
            <text:p><text:s text:c="3"/>0.65 </text:p>
          </table:table-cell>
          <table:table-cell table:style-name="ce22" office:value-type="float" office:value="7.67948388805815" calcext:value-type="float">
            <text:p><text:s text:c="3"/>7.68 </text:p>
          </table:table-cell>
          <table:table-cell table:style-name="ce28" office:value-type="float" office:value="1361" calcext:value-type="float">
            <text:p><text:s text:c="3"/>1,361 </text:p>
          </table:table-cell>
          <table:table-cell table:style-name="ce22" office:value-type="float" office:value="0.487203742268862" calcext:value-type="float">
            <text:p><text:s text:c="3"/>0.49 </text:p>
          </table:table-cell>
          <table:table-cell table:style-name="ce22" office:value-type="float" office:value="5.73643115897209" calcext:value-type="float">
            <text:p><text:s text:c="3"/>5.74 </text:p>
          </table:table-cell>
          <table:table-cell table:style-name="ce28" office:value-type="float" office:value="1770" calcext:value-type="float">
            <text:p><text:s text:c="3"/>1,770 </text:p>
          </table:table-cell>
          <table:table-cell table:style-name="ce22" office:value-type="float" office:value="0.633615447329821" calcext:value-type="float">
            <text:p><text:s text:c="3"/>0.63 </text:p>
          </table:table-cell>
          <table:table-cell table:style-name="ce22" office:value-type="float" office:value="7.46031091210918" calcext:value-type="float">
            <text:p><text:s text:c="3"/>7.46 </text:p>
          </table:table-cell>
          <table:table-cell table:style-name="ce28" office:value-type="float" office:value="623" calcext:value-type="float">
            <text:p><text:s text:c="3"/>623 </text:p>
          </table:table-cell>
          <table:table-cell table:style-name="ce22" office:value-type="float" office:value="0.223018318466937" calcext:value-type="float">
            <text:p><text:s text:c="3"/>0.22 </text:p>
          </table:table-cell>
          <table:table-cell table:style-name="ce36" office:value-type="float" office:value="2.62586084646555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543" calcext:value-type="float">
            <text:p><text:s/>－543 </text:p>
          </table:table-cell>
          <table:table-cell table:style-name="ce22" office:value-type="float" office:value="-0.287990631553378" calcext:value-type="float">
            <text:p><text:s/>－0.29 </text:p>
          </table:table-cell>
          <table:table-cell table:style-name="ce22" office:value-type="float" office:value="-3.39085743603171" calcext:value-type="float">
            <text:p><text:s/>－3.39 </text:p>
          </table:table-cell>
          <table:table-cell table:style-name="ce28" office:value-type="float" office:value="-221" calcext:value-type="float">
            <text:p><text:s/>－221 </text:p>
          </table:table-cell>
          <table:table-cell table:style-name="ce22" office:value-type="float" office:value="-0.117228537032946" calcext:value-type="float">
            <text:p><text:s/>－0.12 </text:p>
          </table:table-cell>
          <table:table-cell table:style-name="ce22" office:value-type="float" office:value="-1.38027148442017" calcext:value-type="float">
            <text:p><text:s/>－1.38 </text:p>
          </table:table-cell>
          <table:table-cell table:style-name="ce28" office:value-type="float" office:value="1037" calcext:value-type="float">
            <text:p><text:s text:c="3"/>1,037 </text:p>
          </table:table-cell>
          <table:table-cell table:style-name="ce22" office:value-type="float" office:value="0.550072366077668" calcext:value-type="float">
            <text:p><text:s text:c="3"/>0.55 </text:p>
          </table:table-cell>
          <table:table-cell table:style-name="ce22" office:value-type="float" office:value="6.47665850381771" calcext:value-type="float">
            <text:p><text:s text:c="3"/>6.48 </text:p>
          </table:table-cell>
          <table:table-cell table:style-name="ce28" office:value-type="float" office:value="1258" calcext:value-type="float">
            <text:p><text:s text:c="3"/>1,258 </text:p>
          </table:table-cell>
          <table:table-cell table:style-name="ce22" office:value-type="float" office:value="0.667300903110614" calcext:value-type="float">
            <text:p><text:s text:c="3"/>0.67 </text:p>
          </table:table-cell>
          <table:table-cell table:style-name="ce22" office:value-type="float" office:value="7.85692998823788" calcext:value-type="float">
            <text:p><text:s text:c="3"/>7.86 </text:p>
          </table:table-cell>
          <table:table-cell table:style-name="ce28" office:value-type="float" office:value="1040" calcext:value-type="float">
            <text:p><text:s text:c="3"/>1,040 </text:p>
          </table:table-cell>
          <table:table-cell table:style-name="ce22" office:value-type="float" office:value="0.55166370368445" calcext:value-type="float">
            <text:p><text:s text:c="3"/>0.55 </text:p>
          </table:table-cell>
          <table:table-cell table:style-name="ce22" office:value-type="float" office:value="6.49539522080079" calcext:value-type="float">
            <text:p><text:s text:c="3"/>6.50 </text:p>
          </table:table-cell>
          <table:table-cell table:style-name="ce28" office:value-type="float" office:value="364" calcext:value-type="float">
            <text:p><text:s text:c="3"/>364 </text:p>
          </table:table-cell>
          <table:table-cell table:style-name="ce22" office:value-type="float" office:value="0.193082296289558" calcext:value-type="float">
            <text:p><text:s text:c="3"/>0.19 </text:p>
          </table:table-cell>
          <table:table-cell table:style-name="ce36" office:value-type="float" office:value="2.27338832728028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995" calcext:value-type="float">
            <text:p><text:s/>－995 </text:p>
          </table:table-cell>
          <table:table-cell table:style-name="ce22" office:value-type="float" office:value="-0.358517474393925" calcext:value-type="float">
            <text:p><text:s/>－0.36 </text:p>
          </table:table-cell>
          <table:table-cell table:style-name="ce22" office:value-type="float" office:value="-4.22125413399299" calcext:value-type="float">
            <text:p><text:s/>－4.22 </text:p>
          </table:table-cell>
          <table:table-cell table:style-name="ce28" office:value-type="float" office:value="-129" calcext:value-type="float">
            <text:p><text:s/>－129 </text:p>
          </table:table-cell>
          <table:table-cell table:style-name="ce22" office:value-type="float" office:value="-0.046489493644724" calcext:value-type="float">
            <text:p><text:s/>－0.05 </text:p>
          </table:table-cell>
          <table:table-cell table:style-name="ce22" office:value-type="float" office:value="-0.547376296139493" calcext:value-type="float">
            <text:p><text:s/>－0.55 </text:p>
          </table:table-cell>
          <table:table-cell table:style-name="ce28" office:value-type="float" office:value="1648" calcext:value-type="float">
            <text:p><text:s text:c="3"/>1,648 </text:p>
          </table:table-cell>
          <table:table-cell table:style-name="ce22" office:value-type="float" office:value="0.593912290903141" calcext:value-type="float">
            <text:p><text:s text:c="3"/>0.59 </text:p>
          </table:table-cell>
          <table:table-cell table:style-name="ce22" office:value-type="float" office:value="6.99283826385957" calcext:value-type="float">
            <text:p><text:s text:c="3"/>6.99 </text:p>
          </table:table-cell>
          <table:table-cell table:style-name="ce28" office:value-type="float" office:value="1777" calcext:value-type="float">
            <text:p><text:s text:c="3"/>1,777 </text:p>
          </table:table-cell>
          <table:table-cell table:style-name="ce22" office:value-type="float" office:value="0.640401784547865" calcext:value-type="float">
            <text:p><text:s text:c="3"/>0.64 </text:p>
          </table:table-cell>
          <table:table-cell table:style-name="ce22" office:value-type="float" office:value="7.54021455999906" calcext:value-type="float">
            <text:p><text:s text:c="3"/>7.54 </text:p>
          </table:table-cell>
          <table:table-cell table:style-name="ce28" office:value-type="float" office:value="1447" calcext:value-type="float">
            <text:p><text:s text:c="3"/>1,447 </text:p>
          </table:table-cell>
          <table:table-cell table:style-name="ce22" office:value-type="float" office:value="0.521475172898571" calcext:value-type="float">
            <text:p><text:s text:c="3"/>0.52 </text:p>
          </table:table-cell>
          <table:table-cell table:style-name="ce22" office:value-type="float" office:value="6.1399496163864" calcext:value-type="float">
            <text:p><text:s text:c="3"/>6.14 </text:p>
          </table:table-cell>
          <table:table-cell table:style-name="ce28" office:value-type="float" office:value="609" calcext:value-type="float">
            <text:p><text:s text:c="3"/>609 </text:p>
          </table:table-cell>
          <table:table-cell table:style-name="ce22" office:value-type="float" office:value="0.219473656043697" calcext:value-type="float">
            <text:p><text:s text:c="3"/>0.22 </text:p>
          </table:table-cell>
          <table:table-cell table:style-name="ce36" office:value-type="float" office:value="2.58412530503063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966" calcext:value-type="float">
            <text:p><text:s/>－966 </text:p>
          </table:table-cell>
          <table:table-cell table:style-name="ce22" office:value-type="float" office:value="-0.135987999270226" calcext:value-type="float">
            <text:p><text:s/>－0.14 </text:p>
          </table:table-cell>
          <table:table-cell table:style-name="ce22" office:value-type="float" office:value="-1.60114902366556" calcext:value-type="float">
            <text:p><text:s/>－1.60 </text:p>
          </table:table-cell>
          <table:table-cell table:style-name="ce28" office:value-type="float" office:value="-1048" calcext:value-type="float">
            <text:p><text:s/>－1,048 </text:p>
          </table:table-cell>
          <table:table-cell table:style-name="ce22" office:value-type="float" office:value="-0.147541525970758" calcext:value-type="float">
            <text:p><text:s/>－0.15 </text:p>
          </table:table-cell>
          <table:table-cell table:style-name="ce22" office:value-type="float" office:value="-1.73718248320408" calcext:value-type="float">
            <text:p><text:s/>－1.74 </text:p>
          </table:table-cell>
          <table:table-cell table:style-name="ce28" office:value-type="float" office:value="4168" calcext:value-type="float">
            <text:p><text:s text:c="3"/>4,168 </text:p>
          </table:table-cell>
          <table:table-cell table:style-name="ce22" office:value-type="float" office:value="0.586787290311182" calcext:value-type="float">
            <text:p><text:s text:c="3"/>0.59 </text:p>
          </table:table-cell>
          <table:table-cell table:style-name="ce22" office:value-type="float" office:value="6.90894712785746" calcext:value-type="float">
            <text:p><text:s text:c="3"/>6.91 </text:p>
          </table:table-cell>
          <table:table-cell table:style-name="ce28" office:value-type="float" office:value="5216" calcext:value-type="float">
            <text:p><text:s text:c="3"/>5,216 </text:p>
          </table:table-cell>
          <table:table-cell table:style-name="ce22" office:value-type="float" office:value="0.73432881628194" calcext:value-type="float">
            <text:p><text:s text:c="3"/>0.73 </text:p>
          </table:table-cell>
          <table:table-cell table:style-name="ce22" office:value-type="float" office:value="8.64612961106154" calcext:value-type="float">
            <text:p><text:s text:c="3"/>8.65 </text:p>
          </table:table-cell>
          <table:table-cell table:style-name="ce28" office:value-type="float" office:value="3928" calcext:value-type="float">
            <text:p><text:s text:c="3"/>3,928 </text:p>
          </table:table-cell>
          <table:table-cell table:style-name="ce22" office:value-type="float" office:value="0.552999154592688" calcext:value-type="float">
            <text:p><text:s text:c="3"/>0.55 </text:p>
          </table:table-cell>
          <table:table-cell table:style-name="ce22" office:value-type="float" office:value="6.51111907826874" calcext:value-type="float">
            <text:p><text:s text:c="3"/>6.51 </text:p>
          </table:table-cell>
          <table:table-cell table:style-name="ce28" office:value-type="float" office:value="1506" calcext:value-type="float">
            <text:p><text:s text:c="3"/>1,506 </text:p>
          </table:table-cell>
          <table:table-cell table:style-name="ce22" office:value-type="float" office:value="0.212020551633551" calcext:value-type="float">
            <text:p><text:s text:c="3"/>0.21 </text:p>
          </table:table-cell>
          <table:table-cell table:style-name="ce36" office:value-type="float" office:value="2.49637101116923" calcext:value-type="float">
            <text:p><text:s text:c="3"/>2.5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9" calcext:value-type="float">
            <text:p><text:s/>－19 </text:p>
          </table:table-cell>
          <table:table-cell table:style-name="ce23" office:value-type="float" office:value="-0.0416606368376507" calcext:value-type="float">
            <text:p><text:s/>－0.04 </text:p>
          </table:table-cell>
          <table:table-cell table:style-name="ce23" office:value-type="float" office:value="-0.490520401475565" calcext:value-type="float">
            <text:p><text:s/>－0.49 </text:p>
          </table:table-cell>
          <table:table-cell table:style-name="ce29" office:value-type="float" office:value="-88" calcext:value-type="float">
            <text:p><text:s/>－88 </text:p>
          </table:table-cell>
          <table:table-cell table:style-name="ce23" office:value-type="float" office:value="-0.192958547899219" calcext:value-type="float">
            <text:p><text:s/>－0.19 </text:p>
          </table:table-cell>
          <table:table-cell table:style-name="ce23" office:value-type="float" office:value="-2.27193128978112" calcext:value-type="float">
            <text:p><text:s/>－2.27 </text:p>
          </table:table-cell>
          <table:table-cell table:style-name="ce29" office:value-type="float" office:value="237" calcext:value-type="float">
            <text:p><text:s text:c="3"/>237 </text:p>
          </table:table-cell>
          <table:table-cell table:style-name="ce23" office:value-type="float" office:value="0.519672452864941" calcext:value-type="float">
            <text:p><text:s text:c="3"/>0.52 </text:p>
          </table:table-cell>
          <table:table-cell table:style-name="ce23" office:value-type="float" office:value="6.11872404179689" calcext:value-type="float">
            <text:p><text:s text:c="3"/>6.12 </text:p>
          </table:table-cell>
          <table:table-cell table:style-name="ce29" office:value-type="float" office:value="325" calcext:value-type="float">
            <text:p><text:s text:c="3"/>325 </text:p>
          </table:table-cell>
          <table:table-cell table:style-name="ce23" office:value-type="float" office:value="0.71263100076416" calcext:value-type="float">
            <text:p><text:s text:c="3"/>0.71 </text:p>
          </table:table-cell>
          <table:table-cell table:style-name="ce23" office:value-type="float" office:value="8.39065533157801" calcext:value-type="float">
            <text:p><text:s text:c="3"/>8.39 </text:p>
          </table:table-cell>
          <table:table-cell table:style-name="ce29" office:value-type="float" office:value="260" calcext:value-type="float">
            <text:p><text:s text:c="3"/>260 </text:p>
          </table:table-cell>
          <table:table-cell table:style-name="ce23" office:value-type="float" office:value="0.570104800611328" calcext:value-type="float">
            <text:p><text:s text:c="3"/>0.57 </text:p>
          </table:table-cell>
          <table:table-cell table:style-name="ce23" office:value-type="float" office:value="6.71252426526241" calcext:value-type="float">
            <text:p><text:s text:c="3"/>6.71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214885655615039" calcext:value-type="float">
            <text:p><text:s text:c="3"/>0.21 </text:p>
          </table:table-cell>
          <table:table-cell table:style-name="ce37" office:value-type="float" office:value="2.53010529998352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728" calcext:value-type="float">
            <text:p><text:s text:c="3"/>728 </text:p>
          </table:table-cell>
          <table:table-cell table:style-name="ce23" office:value-type="float" office:value="1.31586082241301" calcext:value-type="float">
            <text:p><text:s text:c="3"/>1.32 </text:p>
          </table:table-cell>
          <table:table-cell table:style-name="ce23" office:value-type="float" office:value="15.4932000058307" calcext:value-type="float">
            <text:p><text:s text:c="3"/>15.49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3" office:value-type="float" office:value="0.198694397179262" calcext:value-type="float">
            <text:p><text:s text:c="3"/>0.20 </text:p>
          </table:table-cell>
          <table:table-cell table:style-name="ce23" office:value-type="float" office:value="2.33946628936873" calcext:value-type="float">
            <text:p><text:s text:c="3"/>2.34 </text:p>
          </table:table-cell>
          <table:table-cell table:style-name="ce29" office:value-type="float" office:value="410" calcext:value-type="float">
            <text:p><text:s text:c="3"/>410 </text:p>
          </table:table-cell>
          <table:table-cell table:style-name="ce23" office:value-type="float" office:value="0.740588207668159" calcext:value-type="float">
            <text:p><text:s text:c="3"/>0.74 </text:p>
          </table:table-cell>
          <table:table-cell table:style-name="ce23" office:value-type="float" office:value="8.719828896738" calcext:value-type="float">
            <text:p><text:s text:c="3"/>8.72 </text:p>
          </table:table-cell>
          <table:table-cell table:style-name="ce29" office:value-type="float" office:value="300" calcext:value-type="float">
            <text:p><text:s text:c="3"/>300 </text:p>
          </table:table-cell>
          <table:table-cell table:style-name="ce23" office:value-type="float" office:value="0.541893810488897" calcext:value-type="float">
            <text:p><text:s text:c="3"/>0.54 </text:p>
          </table:table-cell>
          <table:table-cell table:style-name="ce23" office:value-type="float" office:value="6.38036260736927" calcext:value-type="float">
            <text:p><text:s text:c="3"/>6.38 </text:p>
          </table:table-cell>
          <table:table-cell table:style-name="ce29" office:value-type="float" office:value="301" calcext:value-type="float">
            <text:p><text:s text:c="3"/>301 </text:p>
          </table:table-cell>
          <table:table-cell table:style-name="ce23" office:value-type="float" office:value="0.543700123190526" calcext:value-type="float">
            <text:p><text:s text:c="3"/>0.54 </text:p>
          </table:table-cell>
          <table:table-cell table:style-name="ce23" office:value-type="float" office:value="6.40163048272716" calcext:value-type="float">
            <text:p><text:s text:c="3"/>6.40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216757524195559" calcext:value-type="float">
            <text:p><text:s text:c="3"/>0.22 </text:p>
          </table:table-cell>
          <table:table-cell table:style-name="ce37" office:value-type="float" office:value="2.55214504294771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54" calcext:value-type="float">
            <text:p><text:s/>－454 </text:p>
          </table:table-cell>
          <table:table-cell table:style-name="ce23" office:value-type="float" office:value="-0.822775289919553" calcext:value-type="float">
            <text:p><text:s/>－0.82 </text:p>
          </table:table-cell>
          <table:table-cell table:style-name="ce23" office:value-type="float" office:value="-9.68751551034312" calcext:value-type="float">
            <text:p><text:s/>－9.69 </text:p>
          </table:table-cell>
          <table:table-cell table:style-name="ce29" office:value-type="float" office:value="-121" calcext:value-type="float">
            <text:p><text:s/>－121 </text:p>
          </table:table-cell>
          <table:table-cell table:style-name="ce23" office:value-type="float" office:value="-0.219376173934484" calcext:value-type="float">
            <text:p><text:s/>－0.22 </text:p>
          </table:table-cell>
          <table:table-cell table:style-name="ce23" office:value-type="float" office:value="-2.58297753180925" calcext:value-type="float">
            <text:p><text:s/>－2.58 </text:p>
          </table:table-cell>
          <table:table-cell table:style-name="ce29" office:value-type="float" office:value="276" calcext:value-type="float">
            <text:p><text:s text:c="3"/>276 </text:p>
          </table:table-cell>
          <table:table-cell table:style-name="ce23" office:value-type="float" office:value="0.500395239718328" calcext:value-type="float">
            <text:p><text:s text:c="3"/>0.50 </text:p>
          </table:table-cell>
          <table:table-cell table:style-name="ce23" office:value-type="float" office:value="5.89175040313516" calcext:value-type="float">
            <text:p><text:s text:c="3"/>5.89 </text:p>
          </table:table-cell>
          <table:table-cell table:style-name="ce29" office:value-type="float" office:value="397" calcext:value-type="float">
            <text:p><text:s text:c="3"/>397 </text:p>
          </table:table-cell>
          <table:table-cell table:style-name="ce23" office:value-type="float" office:value="0.719771413652813" calcext:value-type="float">
            <text:p><text:s text:c="3"/>0.72 </text:p>
          </table:table-cell>
          <table:table-cell table:style-name="ce23" office:value-type="float" office:value="8.47472793494441" calcext:value-type="float">
            <text:p><text:s text:c="3"/>8.47 </text:p>
          </table:table-cell>
          <table:table-cell table:style-name="ce29" office:value-type="float" office:value="297" calcext:value-type="float">
            <text:p><text:s text:c="3"/>297 </text:p>
          </table:table-cell>
          <table:table-cell table:style-name="ce23" office:value-type="float" office:value="0.538468790566462" calcext:value-type="float">
            <text:p><text:s text:c="3"/>0.54 </text:p>
          </table:table-cell>
          <table:table-cell table:style-name="ce23" office:value-type="float" office:value="6.34003575989544" calcext:value-type="float">
            <text:p><text:s text:c="3"/>6.34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217563147703621" calcext:value-type="float">
            <text:p><text:s text:c="3"/>0.22 </text:p>
          </table:table-cell>
          <table:table-cell table:style-name="ce37" office:value-type="float" office:value="2.56163061005876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578" calcext:value-type="float">
            <text:p><text:s/>－578 </text:p>
          </table:table-cell>
          <table:table-cell table:style-name="ce23" office:value-type="float" office:value="-0.451549094636253" calcext:value-type="float">
            <text:p><text:s/>－0.45 </text:p>
          </table:table-cell>
          <table:table-cell table:style-name="ce23" office:value-type="float" office:value="-5.31662643684621" calcext:value-type="float">
            <text:p><text:s/>－5.32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3" office:value-type="float" office:value="0.124243113297998" calcext:value-type="float">
            <text:p><text:s text:c="3"/>0.12 </text:p>
          </table:table-cell>
          <table:table-cell table:style-name="ce23" office:value-type="float" office:value="1.46286246302482" calcext:value-type="float">
            <text:p><text:s text:c="3"/>1.46 </text:p>
          </table:table-cell>
          <table:table-cell table:style-name="ce29" office:value-type="float" office:value="994" calcext:value-type="float">
            <text:p><text:s text:c="3"/>994 </text:p>
          </table:table-cell>
          <table:table-cell table:style-name="ce23" office:value-type="float" office:value="0.776714808919562" calcext:value-type="float">
            <text:p><text:s text:c="3"/>0.78 </text:p>
          </table:table-cell>
          <table:table-cell table:style-name="ce23" office:value-type="float" office:value="9.14519049211742" calcext:value-type="float">
            <text:p><text:s text:c="3"/>9.15 </text:p>
          </table:table-cell>
          <table:table-cell table:style-name="ce29" office:value-type="float" office:value="835" calcext:value-type="float">
            <text:p><text:s text:c="3"/>835 </text:p>
          </table:table-cell>
          <table:table-cell table:style-name="ce23" office:value-type="float" office:value="0.652471695621563" calcext:value-type="float">
            <text:p><text:s text:c="3"/>0.65 </text:p>
          </table:table-cell>
          <table:table-cell table:style-name="ce23" office:value-type="float" office:value="7.6823280290926" calcext:value-type="float">
            <text:p><text:s text:c="3"/>7.68 </text:p>
          </table:table-cell>
          <table:table-cell table:style-name="ce29" office:value-type="float" office:value="713" calcext:value-type="float">
            <text:p><text:s text:c="3"/>713 </text:p>
          </table:table-cell>
          <table:table-cell table:style-name="ce23" office:value-type="float" office:value="0.557140501770269" calcext:value-type="float">
            <text:p><text:s text:c="3"/>0.56 </text:p>
          </table:table-cell>
          <table:table-cell table:style-name="ce23" office:value-type="float" office:value="6.55988010148865" calcext:value-type="float">
            <text:p><text:s text:c="3"/>6.56 </text:p>
          </table:table-cell>
          <table:table-cell table:style-name="ce29" office:value-type="float" office:value="203" calcext:value-type="float">
            <text:p><text:s text:c="3"/>203 </text:p>
          </table:table-cell>
          <table:table-cell table:style-name="ce23" office:value-type="float" office:value="0.158624855342727" calcext:value-type="float">
            <text:p><text:s text:c="3"/>0.16 </text:p>
          </table:table-cell>
          <table:table-cell table:style-name="ce37" office:value-type="float" office:value="1.86767974839018" calcext:value-type="float">
            <text:p><text:s text:c="3"/>1.8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348" calcext:value-type="float">
            <text:p><text:s/>－348 </text:p>
          </table:table-cell>
          <table:table-cell table:style-name="ce23" office:value-type="float" office:value="-0.69616847277041" calcext:value-type="float">
            <text:p><text:s/>－0.70 </text:p>
          </table:table-cell>
          <table:table-cell table:style-name="ce23" office:value-type="float" office:value="-8.19682234068386" calcext:value-type="float">
            <text:p><text:s/>－8.20 </text:p>
          </table:table-cell>
          <table:table-cell table:style-name="ce29" office:value-type="float" office:value="-133" calcext:value-type="float">
            <text:p><text:s/>－133 </text:p>
          </table:table-cell>
          <table:table-cell table:style-name="ce23" office:value-type="float" office:value="-0.266157032649263" calcext:value-type="float">
            <text:p><text:s/>－0.27 </text:p>
          </table:table-cell>
          <table:table-cell table:style-name="ce23" office:value-type="float" office:value="-3.13378441667681" calcext:value-type="float">
            <text:p><text:s/>－3.13 </text:p>
          </table:table-cell>
          <table:table-cell table:style-name="ce29" office:value-type="float" office:value="251" calcext:value-type="float">
            <text:p><text:s text:c="3"/>251 </text:p>
          </table:table-cell>
          <table:table-cell table:style-name="ce23" office:value-type="float" office:value="0.502296354849361" calcext:value-type="float">
            <text:p><text:s text:c="3"/>0.50 </text:p>
          </table:table-cell>
          <table:table-cell table:style-name="ce23" office:value-type="float" office:value="5.9141345006457" calcext:value-type="float">
            <text:p><text:s text:c="3"/>5.91 </text:p>
          </table:table-cell>
          <table:table-cell table:style-name="ce29" office:value-type="float" office:value="384" calcext:value-type="float">
            <text:p><text:s text:c="3"/>384 </text:p>
          </table:table-cell>
          <table:table-cell table:style-name="ce23" office:value-type="float" office:value="0.768453387498624" calcext:value-type="float">
            <text:p><text:s text:c="3"/>0.77 </text:p>
          </table:table-cell>
          <table:table-cell table:style-name="ce23" office:value-type="float" office:value="9.04791891732251" calcext:value-type="float">
            <text:p><text:s text:c="3"/>9.05 </text:p>
          </table:table-cell>
          <table:table-cell table:style-name="ce29" office:value-type="float" office:value="271" calcext:value-type="float">
            <text:p><text:s text:c="3"/>271 </text:p>
          </table:table-cell>
          <table:table-cell table:style-name="ce23" office:value-type="float" office:value="0.542319968781581" calcext:value-type="float">
            <text:p><text:s text:c="3"/>0.54 </text:p>
          </table:table-cell>
          <table:table-cell table:style-name="ce23" office:value-type="float" office:value="6.38538027758959" calcext:value-type="float">
            <text:p><text:s text:c="3"/>6.39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3" office:value-type="float" office:value="0.228134599413654" calcext:value-type="float">
            <text:p><text:s text:c="3"/>0.23 </text:p>
          </table:table-cell>
          <table:table-cell table:style-name="ce37" office:value-type="float" office:value="2.68610092858012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222" calcext:value-type="float">
            <text:p><text:s/>－222 </text:p>
          </table:table-cell>
          <table:table-cell table:style-name="ce23" office:value-type="float" office:value="-0.32220469286781" calcext:value-type="float">
            <text:p><text:s/>－0.32 </text:p>
          </table:table-cell>
          <table:table-cell table:style-name="ce23" office:value-type="float" office:value="-3.79370041602422" calcext:value-type="float">
            <text:p><text:s/>－3.79 </text:p>
          </table:table-cell>
          <table:table-cell table:style-name="ce29" office:value-type="float" office:value="-303" calcext:value-type="float">
            <text:p><text:s/>－303 </text:p>
          </table:table-cell>
          <table:table-cell table:style-name="ce23" office:value-type="float" office:value="-0.439836723318024" calcext:value-type="float">
            <text:p><text:s/>－0.44 </text:p>
          </table:table-cell>
          <table:table-cell table:style-name="ce23" office:value-type="float" office:value="-5.1787227100348" calcext:value-type="float">
            <text:p><text:s/>－5.18 </text:p>
          </table:table-cell>
          <table:table-cell table:style-name="ce29" office:value-type="float" office:value="327" calcext:value-type="float">
            <text:p><text:s text:c="3"/>327 </text:p>
          </table:table-cell>
          <table:table-cell table:style-name="ce23" office:value-type="float" office:value="0.474675275660045" calcext:value-type="float">
            <text:p><text:s text:c="3"/>0.47 </text:p>
          </table:table-cell>
          <table:table-cell table:style-name="ce23" office:value-type="float" office:value="5.58891856825537" calcext:value-type="float">
            <text:p><text:s text:c="3"/>5.59 </text:p>
          </table:table-cell>
          <table:table-cell table:style-name="ce29" office:value-type="float" office:value="630" calcext:value-type="float">
            <text:p><text:s text:c="3"/>630 </text:p>
          </table:table-cell>
          <table:table-cell table:style-name="ce23" office:value-type="float" office:value="0.914511998978069" calcext:value-type="float">
            <text:p><text:s text:c="3"/>0.91 </text:p>
          </table:table-cell>
          <table:table-cell table:style-name="ce23" office:value-type="float" office:value="10.7676412782902" calcext:value-type="float">
            <text:p><text:s text:c="3"/>10.77 </text:p>
          </table:table-cell>
          <table:table-cell table:style-name="ce29" office:value-type="float" office:value="361" calcext:value-type="float">
            <text:p><text:s text:c="3"/>361 </text:p>
          </table:table-cell>
          <table:table-cell table:style-name="ce23" office:value-type="float" office:value="0.524029891477909" calcext:value-type="float">
            <text:p><text:s text:c="3"/>0.52 </text:p>
          </table:table-cell>
          <table:table-cell table:style-name="ce23" office:value-type="float" office:value="6.17002936740119" calcext:value-type="float">
            <text:p><text:s text:c="3"/>6.17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3" office:value-type="float" office:value="0.188708825185951" calcext:value-type="float">
            <text:p><text:s text:c="3"/>0.19 </text:p>
          </table:table-cell>
          <table:table-cell table:style-name="ce37" office:value-type="float" office:value="2.22189423202813" calcext:value-type="float">
            <text:p><text:s text:c="3"/>2.2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17" calcext:value-type="float">
            <text:p><text:s/>－317 </text:p>
          </table:table-cell>
          <table:table-cell table:style-name="ce23" office:value-type="float" office:value="-0.621962537057784" calcext:value-type="float">
            <text:p><text:s/>－0.62 </text:p>
          </table:table-cell>
          <table:table-cell table:style-name="ce23" office:value-type="float" office:value="-7.32310729116423" calcext:value-type="float">
            <text:p><text:s/>－7.32 </text:p>
          </table:table-cell>
          <table:table-cell table:style-name="ce29" office:value-type="float" office:value="-247" calcext:value-type="float">
            <text:p><text:s/>－247 </text:p>
          </table:table-cell>
          <table:table-cell table:style-name="ce23" office:value-type="float" office:value="-0.484771406730079" calcext:value-type="float">
            <text:p><text:s/>－0.48 </text:p>
          </table:table-cell>
          <table:table-cell table:style-name="ce23" office:value-type="float" office:value="-5.70779236956384" calcext:value-type="float">
            <text:p><text:s/>－5.71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418041739406911" calcext:value-type="float">
            <text:p><text:s text:c="3"/>0.42 </text:p>
          </table:table-cell>
          <table:table-cell table:style-name="ce23" office:value-type="float" office:value="4.92210435108137" calcext:value-type="float">
            <text:p><text:s text:c="3"/>4.92 </text:p>
          </table:table-cell>
          <table:table-cell table:style-name="ce29" office:value-type="float" office:value="460" calcext:value-type="float">
            <text:p><text:s text:c="3"/>460 </text:p>
          </table:table-cell>
          <table:table-cell table:style-name="ce23" office:value-type="float" office:value="0.90281314613699" calcext:value-type="float">
            <text:p><text:s text:c="3"/>0.90 </text:p>
          </table:table-cell>
          <table:table-cell table:style-name="ce23" office:value-type="float" office:value="10.6298967206452" calcext:value-type="float">
            <text:p><text:s text:c="3"/>10.63 </text:p>
          </table:table-cell>
          <table:table-cell table:style-name="ce29" office:value-type="float" office:value="246" calcext:value-type="float">
            <text:p><text:s text:c="3"/>246 </text:p>
          </table:table-cell>
          <table:table-cell table:style-name="ce23" office:value-type="float" office:value="0.482808769455869" calcext:value-type="float">
            <text:p><text:s text:c="3"/>0.48 </text:p>
          </table:table-cell>
          <table:table-cell table:style-name="ce23" office:value-type="float" office:value="5.684683898432" calcext:value-type="float">
            <text:p><text:s text:c="3"/>5.68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23" office:value-type="float" office:value="0.237479110179513" calcext:value-type="float">
            <text:p><text:s text:c="3"/>0.24 </text:p>
          </table:table-cell>
          <table:table-cell table:style-name="ce37" office:value-type="float" office:value="2.79612500695233" calcext:value-type="float">
            <text:p><text:s text:c="3"/>2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61" calcext:value-type="float">
            <text:p><text:s/>－61 </text:p>
          </table:table-cell>
          <table:table-cell table:style-name="ce23" office:value-type="float" office:value="-0.0736249040462316" calcext:value-type="float">
            <text:p><text:s/>－0.07 </text:p>
          </table:table-cell>
          <table:table-cell table:style-name="ce23" office:value-type="float" office:value="-0.866873870221759" calcext:value-type="float">
            <text:p><text:s/>－0.87 </text:p>
          </table:table-cell>
          <table:table-cell table:style-name="ce29" office:value-type="float" office:value="-296" calcext:value-type="float">
            <text:p><text:s/>－296 </text:p>
          </table:table-cell>
          <table:table-cell table:style-name="ce23" office:value-type="float" office:value="-0.357274981638359" calcext:value-type="float">
            <text:p><text:s/>－0.36 </text:p>
          </table:table-cell>
          <table:table-cell table:style-name="ce23" office:value-type="float" office:value="-4.20662478380649" calcext:value-type="float">
            <text:p><text:s/>－4.21 </text:p>
          </table:table-cell>
          <table:table-cell table:style-name="ce29" office:value-type="float" office:value="400" calcext:value-type="float">
            <text:p><text:s text:c="3"/>400 </text:p>
          </table:table-cell>
          <table:table-cell table:style-name="ce23" office:value-type="float" office:value="0.482804029241026" calcext:value-type="float">
            <text:p><text:s text:c="3"/>0.48 </text:p>
          </table:table-cell>
          <table:table-cell table:style-name="ce23" office:value-type="float" office:value="5.68462808622498" calcext:value-type="float">
            <text:p><text:s text:c="3"/>5.68 </text:p>
          </table:table-cell>
          <table:table-cell table:style-name="ce29" office:value-type="float" office:value="696" calcext:value-type="float">
            <text:p><text:s text:c="3"/>696 </text:p>
          </table:table-cell>
          <table:table-cell table:style-name="ce23" office:value-type="float" office:value="0.840079010879385" calcext:value-type="float">
            <text:p><text:s text:c="3"/>0.84 </text:p>
          </table:table-cell>
          <table:table-cell table:style-name="ce23" office:value-type="float" office:value="9.89125287003147" calcext:value-type="float">
            <text:p><text:s text:c="3"/>9.89 </text:p>
          </table:table-cell>
          <table:table-cell table:style-name="ce29" office:value-type="float" office:value="456" calcext:value-type="float">
            <text:p><text:s text:c="3"/>456 </text:p>
          </table:table-cell>
          <table:table-cell table:style-name="ce23" office:value-type="float" office:value="0.55039659333477" calcext:value-type="float">
            <text:p><text:s text:c="3"/>0.55 </text:p>
          </table:table-cell>
          <table:table-cell table:style-name="ce23" office:value-type="float" office:value="6.48047601829648" calcext:value-type="float">
            <text:p><text:s text:c="3"/>6.48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3" office:value-type="float" office:value="0.195535631842616" calcext:value-type="float">
            <text:p><text:s text:c="3"/>0.20 </text:p>
          </table:table-cell>
          <table:table-cell table:style-name="ce37" office:value-type="float" office:value="2.30227437492112" calcext:value-type="float">
            <text:p><text:s text:c="3"/>2.3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116" calcext:value-type="float">
            <text:p><text:s text:c="3"/>116 </text:p>
          </table:table-cell>
          <table:table-cell table:style-name="ce23" office:value-type="float" office:value="0.52816580763837" calcext:value-type="float">
            <text:p><text:s text:c="3"/>0.53 </text:p>
          </table:table-cell>
          <table:table-cell table:style-name="ce23" office:value-type="float" office:value="6.21872644477436" calcext:value-type="float">
            <text:p><text:s text:c="3"/>6.22 </text:p>
          </table:table-cell>
          <table:table-cell table:style-name="ce29" office:value-type="float" office:value="-73" calcext:value-type="float">
            <text:p><text:s/>－73 </text:p>
          </table:table-cell>
          <table:table-cell table:style-name="ce23" office:value-type="float" office:value="-0.332292453774933" calcext:value-type="float">
            <text:p><text:s/>－0.33 </text:p>
          </table:table-cell>
          <table:table-cell table:style-name="ce23" office:value-type="float" office:value="-3.91247566541454" calcext:value-type="float">
            <text:p><text:s/>－3.91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3" office:value-type="float" office:value="0.532578316324208" calcext:value-type="float">
            <text:p><text:s text:c="3"/>0.53 </text:p>
          </table:table-cell>
          <table:table-cell table:style-name="ce23" office:value-type="float" office:value="6.27068017607536" calcext:value-type="float">
            <text:p><text:s text:c="3"/>6.27 </text:p>
          </table:table-cell>
          <table:table-cell table:style-name="ce29" office:value-type="float" office:value="190" calcext:value-type="float">
            <text:p><text:s text:c="3"/>190 </text:p>
          </table:table-cell>
          <table:table-cell table:style-name="ce23" office:value-type="float" office:value="0.864870770099141" calcext:value-type="float">
            <text:p><text:s text:c="3"/>0.86 </text:p>
          </table:table-cell>
          <table:table-cell table:style-name="ce23" office:value-type="float" office:value="10.1831558414899" calcext:value-type="float">
            <text:p><text:s text:c="3"/>10.18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3" office:value-type="float" office:value="0.541682219167357" calcext:value-type="float">
            <text:p><text:s text:c="3"/>0.54 </text:p>
          </table:table-cell>
          <table:table-cell table:style-name="ce23" office:value-type="float" office:value="6.3778712901963" calcext:value-type="float">
            <text:p><text:s text:c="3"/>6.38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309532696667061" calcext:value-type="float">
            <text:p><text:s text:c="3"/>0.31 </text:p>
          </table:table-cell>
          <table:table-cell table:style-name="ce37" office:value-type="float" office:value="3.64449788011217" calcext:value-type="float">
            <text:p><text:s text:c="3"/>3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38" calcext:value-type="float">
            <text:p><text:s text:c="3"/>38 </text:p>
          </table:table-cell>
          <table:table-cell table:style-name="ce23" office:value-type="float" office:value="0.115612915788161" calcext:value-type="float">
            <text:p><text:s text:c="3"/>0.12 </text:p>
          </table:table-cell>
          <table:table-cell table:style-name="ce23" office:value-type="float" office:value="1.36124884718318" calcext:value-type="float">
            <text:p><text:s text:c="3"/>1.36 </text:p>
          </table:table-cell>
          <table:table-cell table:style-name="ce29" office:value-type="float" office:value="-104" calcext:value-type="float">
            <text:p><text:s/>－104 </text:p>
          </table:table-cell>
          <table:table-cell table:style-name="ce23" office:value-type="float" office:value="-0.316396006108877" calcext:value-type="float">
            <text:p><text:s/>－0.32 </text:p>
          </table:table-cell>
          <table:table-cell table:style-name="ce23" office:value-type="float" office:value="-3.72530781386258" calcext:value-type="float">
            <text:p><text:s/>－3.73 </text:p>
          </table:table-cell>
          <table:table-cell table:style-name="ce29" office:value-type="float" office:value="199" calcext:value-type="float">
            <text:p><text:s text:c="3"/>199 </text:p>
          </table:table-cell>
          <table:table-cell table:style-name="ce23" office:value-type="float" office:value="0.605411588612178" calcext:value-type="float">
            <text:p><text:s text:c="3"/>0.61 </text:p>
          </table:table-cell>
          <table:table-cell table:style-name="ce23" office:value-type="float" office:value="7.12823322075628" calcext:value-type="float">
            <text:p><text:s text:c="3"/>7.13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3" office:value-type="float" office:value="0.921807594721054" calcext:value-type="float">
            <text:p><text:s text:c="3"/>0.92 </text:p>
          </table:table-cell>
          <table:table-cell table:style-name="ce23" office:value-type="float" office:value="10.8535410346189" calcext:value-type="float">
            <text:p><text:s text:c="3"/>10.85 </text:p>
          </table:table-cell>
          <table:table-cell table:style-name="ce29" office:value-type="float" office:value="193" calcext:value-type="float">
            <text:p><text:s text:c="3"/>193 </text:p>
          </table:table-cell>
          <table:table-cell table:style-name="ce23" office:value-type="float" office:value="0.587157972875127" calcext:value-type="float">
            <text:p><text:s text:c="3"/>0.59 </text:p>
          </table:table-cell>
          <table:table-cell table:style-name="ce23" office:value-type="float" office:value="6.91331161611037" calcext:value-type="float">
            <text:p><text:s text:c="3"/>6.91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2525083510292" calcext:value-type="float">
            <text:p><text:s text:c="3"/>0.25 </text:p>
          </table:table-cell>
          <table:table-cell table:style-name="ce37" office:value-type="float" office:value="2.97308219760187" calcext:value-type="float">
            <text:p><text:s text:c="3"/>2.9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-14" calcext:value-type="float">
            <text:p><text:s/>－14 </text:p>
          </table:table-cell>
          <table:table-cell table:style-name="ce23" office:value-type="float" office:value="-0.134458946802278" calcext:value-type="float">
            <text:p><text:s/>－0.13 </text:p>
          </table:table-cell>
          <table:table-cell table:style-name="ce23" office:value-type="float" office:value="-1.58314566396231" calcext:value-type="float">
            <text:p><text:s/>－1.58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3" office:value-type="float" office:value="0.0960485621530246" calcext:value-type="float">
            <text:p><text:s text:c="3"/>0.10 </text:p>
          </table:table-cell>
          <table:table-cell table:style-name="ce23" office:value-type="float" office:value="1.130894360834" calcext:value-type="float">
            <text:p><text:s text:c="3"/>1.1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749178784793592" calcext:value-type="float">
            <text:p><text:s text:c="3"/>0.75 </text:p>
          </table:table-cell>
          <table:table-cell table:style-name="ce23" office:value-type="float" office:value="8.82097601450519" calcext:value-type="float">
            <text:p><text:s text:c="3"/>8.82 </text:p>
          </table:table-cell>
          <table:table-cell table:style-name="ce29" office:value-type="float" office:value="68" calcext:value-type="float">
            <text:p><text:s text:c="3"/>68 </text:p>
          </table:table-cell>
          <table:table-cell table:style-name="ce23" office:value-type="float" office:value="0.653130222640567" calcext:value-type="float">
            <text:p><text:s text:c="3"/>0.65 </text:p>
          </table:table-cell>
          <table:table-cell table:style-name="ce23" office:value-type="float" office:value="7.69008165367119" calcext:value-type="float">
            <text:p><text:s text:c="3"/>7.69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3" office:value-type="float" office:value="0.643525366425265" calcext:value-type="float">
            <text:p><text:s text:c="3"/>0.64 </text:p>
          </table:table-cell>
          <table:table-cell table:style-name="ce23" office:value-type="float" office:value="7.57699221758779" calcext:value-type="float">
            <text:p><text:s text:c="3"/>7.58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3" office:value-type="float" office:value="0.249726261597864" calcext:value-type="float">
            <text:p><text:s text:c="3"/>0.25 </text:p>
          </table:table-cell>
          <table:table-cell table:style-name="ce37" office:value-type="float" office:value="2.9403253381684" calcext:value-type="float">
            <text:p><text:s text:c="3"/>2.9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55" calcext:value-type="float">
            <text:p><text:s/>－155 </text:p>
          </table:table-cell>
          <table:table-cell table:style-name="ce23" office:value-type="float" office:value="-0.417678301477503" calcext:value-type="float">
            <text:p><text:s/>－0.42 </text:p>
          </table:table-cell>
          <table:table-cell table:style-name="ce23" office:value-type="float" office:value="-4.9178251625577" calcext:value-type="float">
            <text:p><text:s/>－4.92 </text:p>
          </table:table-cell>
          <table:table-cell table:style-name="ce29" office:value-type="float" office:value="-50" calcext:value-type="float">
            <text:p><text:s/>－50 </text:p>
          </table:table-cell>
          <table:table-cell table:style-name="ce23" office:value-type="float" office:value="-0.134763079767615" calcext:value-type="float">
            <text:p><text:s/>－0.13 </text:p>
          </table:table-cell>
          <table:table-cell table:style-name="ce23" office:value-type="float" office:value="-1.58672658436062" calcext:value-type="float">
            <text:p><text:s/>－1.59 </text:p>
          </table:table-cell>
          <table:table-cell table:style-name="ce29" office:value-type="float" office:value="190" calcext:value-type="float">
            <text:p><text:s text:c="3"/>190 </text:p>
          </table:table-cell>
          <table:table-cell table:style-name="ce23" office:value-type="float" office:value="0.512099703116935" calcext:value-type="float">
            <text:p><text:s text:c="3"/>0.51 </text:p>
          </table:table-cell>
          <table:table-cell table:style-name="ce23" office:value-type="float" office:value="6.02956102057037" calcext:value-type="float">
            <text:p><text:s text:c="3"/>6.03 </text:p>
          </table:table-cell>
          <table:table-cell table:style-name="ce29" office:value-type="float" office:value="240" calcext:value-type="float">
            <text:p><text:s text:c="3"/>240 </text:p>
          </table:table-cell>
          <table:table-cell table:style-name="ce23" office:value-type="float" office:value="0.64686278288455" calcext:value-type="float">
            <text:p><text:s text:c="3"/>0.65 </text:p>
          </table:table-cell>
          <table:table-cell table:style-name="ce23" office:value-type="float" office:value="7.61628760493099" calcext:value-type="float">
            <text:p><text:s text:c="3"/>7.62 </text:p>
          </table:table-cell>
          <table:table-cell table:style-name="ce29" office:value-type="float" office:value="232" calcext:value-type="float">
            <text:p><text:s text:c="3"/>232 </text:p>
          </table:table-cell>
          <table:table-cell table:style-name="ce23" office:value-type="float" office:value="0.625300690121732" calcext:value-type="float">
            <text:p><text:s text:c="3"/>0.63 </text:p>
          </table:table-cell>
          <table:table-cell table:style-name="ce23" office:value-type="float" office:value="7.36241135143329" calcext:value-type="float">
            <text:p><text:s text:c="3"/>7.36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256049851558468" calcext:value-type="float">
            <text:p><text:s text:c="3"/>0.26 </text:p>
          </table:table-cell>
          <table:table-cell table:style-name="ce37" office:value-type="float" office:value="3.01478051028518" calcext:value-type="float">
            <text:p><text:s text:c="3"/>3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468" calcext:value-type="float">
            <text:p><text:s text:c="3"/>468 </text:p>
          </table:table-cell>
          <table:table-cell table:style-name="ce23" office:value-type="float" office:value="1.05745983686197" calcext:value-type="float">
            <text:p><text:s text:c="3"/>1.06 </text:p>
          </table:table-cell>
          <table:table-cell table:style-name="ce23" office:value-type="float" office:value="12.4507367888586" calcext:value-type="float">
            <text:p><text:s text:c="3"/>12.45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3" office:value-type="float" office:value="0.277775268516093" calcext:value-type="float">
            <text:p><text:s text:c="3"/>0.28 </text:p>
          </table:table-cell>
          <table:table-cell table:style-name="ce23" office:value-type="float" office:value="3.27057977446367" calcext:value-type="float">
            <text:p><text:s text:c="3"/>3.27 </text:p>
          </table:table-cell>
          <table:table-cell table:style-name="ce29" office:value-type="float" office:value="336" calcext:value-type="float">
            <text:p><text:s text:c="3"/>336 </text:p>
          </table:table-cell>
          <table:table-cell table:style-name="ce23" office:value-type="float" office:value="0.758800733507376" calcext:value-type="float">
            <text:p><text:s text:c="3"/>0.76 </text:p>
          </table:table-cell>
          <table:table-cell table:style-name="ce23" office:value-type="float" office:value="8.93426670097394" calcext:value-type="float">
            <text:p><text:s text:c="3"/>8.93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481025464991283" calcext:value-type="float">
            <text:p><text:s text:c="3"/>0.48 </text:p>
          </table:table-cell>
          <table:table-cell table:style-name="ce23" office:value-type="float" office:value="5.66368692651027" calcext:value-type="float">
            <text:p><text:s text:c="3"/>5.66 </text:p>
          </table:table-cell>
          <table:table-cell table:style-name="ce29" office:value-type="float" office:value="272" calcext:value-type="float">
            <text:p><text:s text:c="3"/>272 </text:p>
          </table:table-cell>
          <table:table-cell table:style-name="ce23" office:value-type="float" office:value="0.614267260458352" calcext:value-type="float">
            <text:p><text:s text:c="3"/>0.61 </text:p>
          </table:table-cell>
          <table:table-cell table:style-name="ce23" office:value-type="float" office:value="7.23250161507414" calcext:value-type="float">
            <text:p><text:s text:c="3"/>7.23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3" office:value-type="float" office:value="0.228091887155491" calcext:value-type="float">
            <text:p><text:s text:c="3"/>0.23 </text:p>
          </table:table-cell>
          <table:table-cell table:style-name="ce37" office:value-type="float" office:value="2.68559802618562" calcext:value-type="float">
            <text:p><text:s text:c="3"/>2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148" calcext:value-type="float">
            <text:p><text:s/>－148 </text:p>
          </table:table-cell>
          <table:table-cell table:style-name="ce23" office:value-type="float" office:value="-0.549697480677019" calcext:value-type="float">
            <text:p><text:s/>－0.55 </text:p>
          </table:table-cell>
          <table:table-cell table:style-name="ce23" office:value-type="float" office:value="-6.472244530552" calcext:value-type="float">
            <text:p><text:s/>－6.47 </text:p>
          </table:table-cell>
          <table:table-cell table:style-name="ce29" office:value-type="float" office:value="-35" calcext:value-type="float">
            <text:p><text:s/>－35 </text:p>
          </table:table-cell>
          <table:table-cell table:style-name="ce23" office:value-type="float" office:value="-0.130031764902569" calcext:value-type="float">
            <text:p><text:s/>－0.13 </text:p>
          </table:table-cell>
          <table:table-cell table:style-name="ce23" office:value-type="float" office:value="-1.53101916740122" calcext:value-type="float">
            <text:p><text:s/>－1.53 </text:p>
          </table:table-cell>
          <table:table-cell table:style-name="ce29" office:value-type="float" office:value="140" calcext:value-type="float">
            <text:p><text:s text:c="3"/>140 </text:p>
          </table:table-cell>
          <table:table-cell table:style-name="ce23" office:value-type="float" office:value="0.520127059610276" calcext:value-type="float">
            <text:p><text:s text:c="3"/>0.52 </text:p>
          </table:table-cell>
          <table:table-cell table:style-name="ce23" office:value-type="float" office:value="6.12407666960487" calcext:value-type="float">
            <text:p><text:s text:c="3"/>6.12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650158824512845" calcext:value-type="float">
            <text:p><text:s text:c="3"/>0.65 </text:p>
          </table:table-cell>
          <table:table-cell table:style-name="ce23" office:value-type="float" office:value="7.65509583700608" calcext:value-type="float">
            <text:p><text:s text:c="3"/>7.66 </text:p>
          </table:table-cell>
          <table:table-cell table:style-name="ce29" office:value-type="float" office:value="140" calcext:value-type="float">
            <text:p><text:s text:c="3"/>140 </text:p>
          </table:table-cell>
          <table:table-cell table:style-name="ce23" office:value-type="float" office:value="0.520127059610276" calcext:value-type="float">
            <text:p><text:s text:c="3"/>0.52 </text:p>
          </table:table-cell>
          <table:table-cell table:style-name="ce23" office:value-type="float" office:value="6.12407666960487" calcext:value-type="float">
            <text:p><text:s text:c="3"/>6.12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241487563390485" calcext:value-type="float">
            <text:p><text:s text:c="3"/>0.24 </text:p>
          </table:table-cell>
          <table:table-cell table:style-name="ce37" office:value-type="float" office:value="2.84332131088797" calcext:value-type="float">
            <text:p><text:s text:c="3"/>2.8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175" calcext:value-type="float">
            <text:p><text:s text:c="3"/>175 </text:p>
          </table:table-cell>
          <table:table-cell table:style-name="ce22" office:value-type="float" office:value="1.16133998725844" calcext:value-type="float">
            <text:p><text:s text:c="3"/>1.16 </text:p>
          </table:table-cell>
          <table:table-cell table:style-name="ce22" office:value-type="float" office:value="13.6738417854623" calcext:value-type="float">
            <text:p><text:s text:c="3"/>13.67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2" office:value-type="float" office:value="0.358148372912045" calcext:value-type="float">
            <text:p><text:s text:c="3"/>0.36 </text:p>
          </table:table-cell>
          <table:table-cell table:style-name="ce22" office:value-type="float" office:value="4.21690826170633" calcext:value-type="float">
            <text:p><text:s text:c="3"/>4.22 </text:p>
          </table:table-cell>
          <table:table-cell table:style-name="ce28" office:value-type="float" office:value="118" calcext:value-type="float">
            <text:p><text:s text:c="3"/>118 </text:p>
          </table:table-cell>
          <table:table-cell table:style-name="ce22" office:value-type="float" office:value="0.782620518585579" calcext:value-type="float">
            <text:p><text:s text:c="3"/>0.78 </text:p>
          </table:table-cell>
          <table:table-cell table:style-name="ce22" office:value-type="float" office:value="9.21472546076569" calcext:value-type="float">
            <text:p><text:s text:c="3"/>9.21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2" office:value-type="float" office:value="0.424472145673535" calcext:value-type="float">
            <text:p><text:s text:c="3"/>0.42 </text:p>
          </table:table-cell>
          <table:table-cell table:style-name="ce22" office:value-type="float" office:value="4.99781719905936" calcext:value-type="float">
            <text:p><text:s text:c="3"/>5.00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2" office:value-type="float" office:value="0.437736900225832" calcext:value-type="float">
            <text:p><text:s text:c="3"/>0.44 </text:p>
          </table:table-cell>
          <table:table-cell table:style-name="ce22" office:value-type="float" office:value="5.15399898652996" calcext:value-type="float">
            <text:p><text:s text:c="3"/>5.15 </text:p>
          </table:table-cell>
          <table:table-cell table:style-name="ce28" office:value-type="float" office:value="22" calcext:value-type="float">
            <text:p><text:s text:c="3"/>22 </text:p>
          </table:table-cell>
          <table:table-cell table:style-name="ce22" office:value-type="float" office:value="0.145912300075277" calcext:value-type="float">
            <text:p><text:s text:c="3"/>0.15 </text:p>
          </table:table-cell>
          <table:table-cell table:style-name="ce36" office:value-type="float" office:value="1.71799966217665" calcext:value-type="float">
            <text:p><text:s text:c="3"/>1.7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130" calcext:value-type="float">
            <text:p><text:s text:c="3"/>130 </text:p>
          </table:table-cell>
          <table:table-cell table:style-name="ce23" office:value-type="float" office:value="0.943875698831046" calcext:value-type="float">
            <text:p><text:s text:c="3"/>0.94 </text:p>
          </table:table-cell>
          <table:table-cell table:style-name="ce23" office:value-type="float" office:value="11.1133751636559" calcext:value-type="float">
            <text:p><text:s text:c="3"/>11.11 </text:p>
          </table:table-cell>
          <table:table-cell table:style-name="ce29" office:value-type="float" office:value="50" calcext:value-type="float">
            <text:p><text:s text:c="3"/>50 </text:p>
          </table:table-cell>
          <table:table-cell table:style-name="ce23" office:value-type="float" office:value="0.36285786857288" calcext:value-type="float">
            <text:p><text:s text:c="3"/>0.36 </text:p>
          </table:table-cell>
          <table:table-cell table:style-name="ce23" office:value-type="float" office:value="4.2723587751323" calcext:value-type="float">
            <text:p><text:s text:c="3"/>4.27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3" office:value-type="float" office:value="0.820058782974709" calcext:value-type="float">
            <text:p><text:s text:c="3"/>0.82 </text:p>
          </table:table-cell>
          <table:table-cell table:style-name="ce23" office:value-type="float" office:value="9.65553083179899" calcext:value-type="float">
            <text:p><text:s text:c="3"/>9.66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3" office:value-type="float" office:value="0.457200914401829" calcext:value-type="float">
            <text:p><text:s text:c="3"/>0.46 </text:p>
          </table:table-cell>
          <table:table-cell table:style-name="ce23" office:value-type="float" office:value="5.38317205666669" calcext:value-type="float">
            <text:p><text:s text:c="3"/>5.38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3" office:value-type="float" office:value="0.399143655430168" calcext:value-type="float">
            <text:p><text:s text:c="3"/>0.40 </text:p>
          </table:table-cell>
          <table:table-cell table:style-name="ce23" office:value-type="float" office:value="4.69959465264553" calcext:value-type="float">
            <text:p><text:s text:c="3"/>4.70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3" office:value-type="float" office:value="0.137885990057694" calcext:value-type="float">
            <text:p><text:s text:c="3"/>0.14 </text:p>
          </table:table-cell>
          <table:table-cell table:style-name="ce37" office:value-type="float" office:value="1.62349633455027" calcext:value-type="float">
            <text:p><text:s text:c="3"/>1.6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45" calcext:value-type="float">
            <text:p><text:s text:c="3"/>45 </text:p>
          </table:table-cell>
          <table:table-cell table:style-name="ce23" office:value-type="float" office:value="3.47275814168853" calcext:value-type="float">
            <text:p><text:s text:c="3"/>3.47 </text:p>
          </table:table-cell>
          <table:table-cell table:style-name="ce23" office:value-type="float" office:value="40.8889265069779" calcext:value-type="float">
            <text:p><text:s text:c="3"/>40.89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815453950156" calcext:value-type="float">
            <text:p><text:s text:c="3"/>0.31 </text:p>
          </table:table-cell>
          <table:table-cell table:style-name="ce23" office:value-type="float" office:value="3.62827119090546" calcext:value-type="float">
            <text:p><text:s text:c="3"/>3.63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519317437695" calcext:value-type="float">
            <text:p><text:s text:c="3"/>0.39 </text:p>
          </table:table-cell>
          <table:table-cell table:style-name="ce23" office:value-type="float" office:value="4.53533898863183" calcext:value-type="float">
            <text:p><text:s text:c="3"/>4.54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3" office:value-type="float" office:value="0.07703863487539" calcext:value-type="float">
            <text:p><text:s text:c="3"/>0.08 </text:p>
          </table:table-cell>
          <table:table-cell table:style-name="ce23" office:value-type="float" office:value="0.907067797726366" calcext:value-type="float">
            <text:p><text:s text:c="3"/>0.91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84742498362929" calcext:value-type="float">
            <text:p><text:s text:c="3"/>0.85 </text:p>
          </table:table-cell>
          <table:table-cell table:style-name="ce23" office:value-type="float" office:value="9.97774577499003" calcext:value-type="float">
            <text:p><text:s text:c="3"/>9.98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3111590462617" calcext:value-type="float">
            <text:p><text:s text:c="3"/>0.23 </text:p>
          </table:table-cell>
          <table:table-cell table:style-name="ce37" office:value-type="float" office:value="2.7212033931791" calcext:value-type="float">
            <text:p><text:s text:c="3"/>2.72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6月5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